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Ezra SIL SR" svg:font-family="'Ezra SIL SR'" style:font-pitch="variable"/>
    <style:font-face style:name="Georgia1" svg:font-family="Georgia"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text-properties style:font-name="Georgia1"/>
    </style:style>
    <style:style style:name="P2" style:family="paragraph" style:parent-style-name="Text_20_body">
      <style:paragraph-properties fo:margin-left="0in" fo:margin-right="0in" fo:margin-top="0in" fo:margin-bottom="0in" fo:line-height="150%" fo:text-align="center" style:justify-single-word="false" fo:orphans="2" fo:widows="2" fo:text-indent="0in" style:auto-text-indent="false"/>
      <style:text-properties fo:font-variant="normal" fo:text-transform="none" fo:color="#000000" style:text-line-through-style="none" style:font-name="Georgia1" fo:font-size="12pt" fo:letter-spacing="normal" fo:font-style="normal" style:text-underline-style="none" fo:font-weight="normal" style:text-blinking="false" fo:background-color="transparent" style:font-size-asian="12pt" style:font-name-complex="Georgia1" style:font-size-complex="12pt"/>
    </style:style>
    <style:style style:name="P3" style:family="paragraph" style:parent-style-name="Text_20_body">
      <style:paragraph-properties fo:margin-left="0in" fo:margin-right="0in" fo:margin-top="0in" fo:margin-bottom="0in" fo:line-height="150%" fo:orphans="2" fo:widows="2" fo:text-indent="0in" style:auto-text-indent="false"/>
      <style:text-properties fo:font-variant="normal" fo:text-transform="none" fo:color="#000000" style:text-line-through-style="none" style:font-name="Georgia1" fo:font-size="12pt" fo:letter-spacing="normal" fo:font-style="normal" style:text-underline-style="none" fo:font-weight="normal" style:text-blinking="false" fo:background-color="transparent" style:font-size-asian="12pt" style:font-name-complex="Georgia1" style:font-size-complex="12pt"/>
    </style:style>
    <style:style style:name="P4" style:family="paragraph" style:parent-style-name="Text_20_body">
      <style:paragraph-properties fo:margin-left="0in" fo:margin-right="0in" fo:margin-top="0in" fo:margin-bottom="0in" fo:line-height="150%" fo:text-align="start" style:justify-single-word="false" fo:orphans="2" fo:widows="2" fo:text-indent="0in" style:auto-text-indent="false"/>
      <style:text-properties fo:font-variant="normal" fo:text-transform="none" fo:color="#000000" style:text-line-through-style="none" style:font-name="Georgia1" fo:font-size="12pt" fo:letter-spacing="normal" fo:font-style="normal" style:text-underline-style="none" fo:font-weight="normal" style:text-blinking="false" fo:background-color="transparent" style:font-size-asian="12pt" style:font-name-complex="Georgia1" style:font-size-complex="12pt"/>
    </style:style>
    <style:style style:name="P5" style:family="paragraph" style:parent-style-name="Text_20_body">
      <style:paragraph-properties fo:margin-left="0in" fo:margin-right="0in" fo:margin-top="0in" fo:margin-bottom="0in" fo:line-height="150%" fo:text-align="center" style:justify-single-word="false" fo:orphans="2" fo:widows="2" fo:text-indent="0in" style:auto-text-indent="false"/>
      <style:text-properties fo:font-variant="normal" fo:text-transform="none" fo:color="#000000" style:font-name="Georgia1" fo:font-size="12pt" fo:letter-spacing="normal" fo:font-style="normal" fo:font-weight="normal" fo:background-color="transparent" style:font-size-asian="12pt" style:font-name-complex="Georgia1" style:font-size-complex="12pt"/>
    </style:style>
    <style:style style:name="P6" style:family="paragraph" style:parent-style-name="Text_20_body">
      <style:paragraph-properties fo:margin-left="0in" fo:margin-right="0in" fo:margin-top="0in" fo:margin-bottom="0in" fo:line-height="150%" fo:text-align="center" style:justify-single-word="false" fo:orphans="2" fo:widows="2" fo:text-indent="0in" style:auto-text-indent="false"/>
      <style:text-properties style:text-line-through-style="none" style:font-name="Georgia1" fo:font-size="12pt" style:text-underline-style="none" style:text-blinking="false" style:font-size-asian="12pt" style:font-name-complex="Georgia1" style:font-size-complex="12pt"/>
    </style:style>
    <style:style style:name="P7" style:family="paragraph" style:parent-style-name="Text_20_body">
      <style:paragraph-properties fo:margin-left="0in" fo:margin-right="0in" fo:margin-top="0in" fo:margin-bottom="0in" fo:line-height="150%" fo:text-align="start" style:justify-single-word="false" fo:orphans="2" fo:widows="2" fo:text-indent="0.5in" style:auto-text-indent="false"/>
      <style:text-properties fo:font-variant="normal" fo:text-transform="none" fo:color="#000000" style:font-name="Georgia1" fo:font-size="12pt" fo:letter-spacing="normal" fo:font-style="normal" fo:font-weight="normal" fo:background-color="transparent" style:font-size-asian="12pt" style:font-name-complex="Georgia1" style:font-size-complex="12pt"/>
    </style:style>
    <style:style style:name="P8" style:family="paragraph" style:parent-style-name="Text_20_body">
      <style:paragraph-properties fo:margin-left="0in" fo:margin-right="0in" fo:margin-top="0in" fo:margin-bottom="0in" fo:line-height="150%" fo:text-align="start" style:justify-single-word="false" fo:orphans="2" fo:widows="2" fo:text-indent="0.5in" style:auto-text-indent="false"/>
      <style:text-properties fo:font-variant="normal" fo:text-transform="none" fo:color="#000000" style:text-line-through-style="none" style:font-name="Georgia1" fo:font-size="12pt" fo:letter-spacing="normal" fo:font-style="normal" style:text-underline-style="none" fo:font-weight="normal" style:text-blinking="false" fo:background-color="transparent" style:font-size-asian="12pt" style:font-name-complex="Georgia1" style:font-size-complex="12pt"/>
    </style:style>
    <style:style style:name="P9" style:family="paragraph" style:parent-style-name="Text_20_body">
      <style:paragraph-properties fo:margin-top="0in" fo:margin-bottom="0in" fo:line-height="150%" fo:orphans="2" fo:widows="2"/>
      <style:text-properties style:font-name="Georgia1" fo:font-size="12pt" style:font-size-asian="12pt" style:font-name-complex="Georgia1" style:font-size-complex="12pt"/>
    </style:style>
    <style:style style:name="P10" style:family="paragraph" style:parent-style-name="Footnote">
      <style:text-properties style:text-line-through-style="none" style:text-underline-style="none" style:text-blinking="false"/>
    </style:style>
    <style:style style:name="T1" style:family="text">
      <style:text-properties fo:color="#000000" fo:font-size="10pt" style:font-size-asian="10pt" style:font-size-complex="10pt"/>
    </style:style>
    <style:style style:name="T2" style:family="text">
      <style:text-properties fo:color="#000000" style:font-name="Georgia1" fo:font-size="10pt" style:font-size-asian="10pt" style:font-size-complex="10pt"/>
    </style:style>
    <style:style style:name="T3" style:family="text">
      <style:text-properties fo:font-size="10pt" style:font-size-asian="10pt" style:font-size-complex="10pt"/>
    </style:style>
    <style:style style:name="T4" style:family="text">
      <style:text-properties style:text-line-through-style="none" style:text-underline-style="none" style:text-blinking="false"/>
    </style:style>
    <style:style style:name="T5" style:family="text">
      <style:text-properties style:text-line-through-style="none" style:text-underline-style="none" style:text-blinking="false" style:font-name-complex="Ezra SIL SR"/>
    </style:style>
    <style:style style:name="T6" style:family="text">
      <style:text-properties style:text-line-through-style="none" fo:font-style="italic" style:text-underline-style="none" style:text-blinking="false"/>
    </style:style>
    <style:style style:name="T7" style:family="text">
      <style:text-properties fo:font-variant="normal" fo:text-transform="none" fo:color="#000000" fo:letter-spacing="normal" fo:font-style="normal" fo:font-weight="normal" fo:background-color="transparent"/>
    </style:style>
    <style:style style:name="T8" style:family="text">
      <style:text-properties fo:font-variant="normal" fo:text-transform="none" fo:color="#000000" style:font-name="Georgia1" fo:font-size="10pt" fo:letter-spacing="normal" fo:font-style="normal" style:text-underline-style="solid" style:text-underline-width="auto" style:text-underline-color="font-color" fo:font-weight="normal" style:font-size-asian="10pt" style:font-size-complex="10pt"/>
    </style:style>
    <style:style style:name="T9" style:family="text">
      <style:text-properties style:font-name="Georgia1" fo:font-size="10pt" style:font-size-asian="10pt" style:font-size-complex="10pt"/>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internal-source-marker_0.3098215088248253"/>Hebrew Reading Ease Abstract</text:p>
      <text:p text:style-name="P2">Jesse A. Griffin</text:p>
      <text:p text:style-name="P2">jagriffin@ekfocus.com</text:p>
      <text:p text:style-name="P9"/>
      <text:p text:style-name="P7"><text:span text:style-name="T4">The Hebrew Reading Ease scale is an effort to determine statistically the relative ease with which a student may read a passage of biblical Hebrew.</text:span><text:span text:style-name="T4"><text:note text:id="ftn1" text:note-class="footnote"><text:note-citation>1</text:note-citation><text:note-body><text:p text:style-name="Footnote">The base text for this project is the WLC ma<text:span text:style-name="T9">intaine</text:span><text:span text:style-name="T2">d at </text:span><text:span text:style-name="T8">http://github.com/openscriptures/morphhb.</text:span></text:p></text:note-body></text:note></text:span><text:span text:style-name="T4"> The HRE is similar to the Flesch-Kincaid Reading Ease scale for the English language. However, the HRE differs in two key areas. First, the Hebrew Bible is a closed corpus, so there is no need to build an index based on outside sources in order to compare the Hebrew text with. Rather, the text as a whole serves as the index for the individual components. Secondly, the HRE is based on word frequency, not lemmas or other criteria.</text:span><text:span text:style-name="T4"><text:note text:id="ftn2" text:note-class="footnote"><text:note-citation>2</text:note-citation><text:note-body><text:p text:style-name="P10">One note on word forms, the cantillation of a word is stripped off before the calculations occur but the vowels are retained.</text:p></text:note-body></text:note></text:span><text:span text:style-name="T4"> The idea of basing the rating on word frequency is that as students read more of the text they will become familiar with specific forms of words, not their lemmas. Thus, a form that occurs frequently should be easy to recognize even if the lemma is difficult to ascertain based on diagnostics. Contrariwise, if the form is rare, then the student will likely need to look it up in any case.</text:span></text:p>
      <text:p text:style-name="P4"/>
      <text:p text:style-name="P8">The HRE initially calculated three different types of averages. The first was the arithmetic mean, a simple average. James Tauber suggested that I try a harmonic mean and a geometric mean as well. Taking his advice I generated all three and embarked on a small research project with Hebrew II students. The students were asked for their subjective opinion in rating the difficulty level of one verse that they had translated against another verse that they had translated. The results of the study were sufficient to determine that the geometric mean is not a reliable indicator of the difficulty of a passage. <text:s/>Moreover, the arithmetic mean was not wholly reliable, although it fared better than the geometric mean. The harmonic mean proved to be the most accurate in this small case study. <text:s/>Based on these results, which are attached below, I have eliminated the geometric mean from the calculations but I have kept the arithmetic mean primarily for comparison purposes.</text:p>
      <text:p text:style-name="P4"/>
      <text:p text:style-name="P7"><text:span text:style-name="T4">As noted, the HRE calculates calculates two different types of averages. The harmonic mean should be consulted first, and considered authoritative, whereas the arithmetic mean is </text:span><text:soft-page-break/><text:span text:style-name="T4">simply for comparison. Below are the equations used to calculate the averages. For each of the following equations </text:span><text:span text:style-name="T6">w</text:span><text:span text:style-name="T4"> stands for the frequency value of each word (e.g. </text:span><text:span text:style-name="T5">יְהוָה</text:span><text:span text:style-name="T4"> occurs 5029 times) and </text:span><text:span text:style-name="T6">n</text:span><text:span text:style-name="T4"> stands for the number of words in any given passage. Each mean is defined by the following formulae:</text:span></text:p>
      <text:p text:style-name="P2"/>
      <text:p text:style-name="P5"><text:span text:style-name="T4">Arithmetic Mean = </text:span><text:span text:style-name="T4"><draw:frame draw:style-name="fr1" draw:name="Object1" text:anchor-type="as-char" svg:width="1.0335in" svg:height="0.4173in" draw:z-index="1"><draw:object xlink:href="./Object 1" xlink:type="simple" xlink:show="embed" xlink:actuate="onLoad"/><draw:image xlink:href="./ObjectReplacements/Object 1" xlink:type="simple" xlink:show="embed" xlink:actuate="onLoad"/></draw:frame></text:span></text:p>
      <text:p text:style-name="P3"/>
      <text:p text:style-name="P6"><text:span text:style-name="T7">Harmonic Mean = </text:span><text:span text:style-name="T7"><draw:frame draw:style-name="fr1" draw:name="Object2" text:anchor-type="as-char" svg:width="1.4752in" svg:height="0.6256in" draw:z-index="0"><draw:object xlink:href="./Object 2" xlink:type="simple" xlink:show="embed" xlink:actuate="onLoad"/><draw:image xlink:href="./ObjectReplacements/Object 2" xlink:type="simple" xlink:show="embed" xlink:actuate="onLoad"/></draw:frame></text:span></text:p>
      <text:p text:style-name="P2"/>
      <text:p text:style-name="P4">As these are averages of word frequency, the higher the rating the easier the passage will be to read. The upper limit for the harmonic mean is 531 (Exod 6:2) and the lower limit is 1.</text:p>
      <text:p text:style-name="P4"/>
      <text:p text:style-name="P4"><text:tab/>For more information and access to the source files please see http://www.ekfocus.com/hebrew/hebrew-reading-ease. The initial case study is the first attachment, followed by the full listing of the Hebrew Reading Ease values for each verse, chapter, and book of the Hebrew Bible.</text:p>
      <text:p text:style-name="P4"/>
      <text:p text:style-name="P4"><text:tab/>Any feedback would be appreciated as research is continuing on this project. In particular, if these results prove beneficial to you or if you conduct a study to verify the effectiveness of the scale I would be happy to k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Ezra SIL SR" svg:font-family="'Ezra SIL SR'" style:font-pitch="variable"/>
    <style:font-face style:name="Georgia1" svg:font-family="Georgia"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Georgia"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Georgia1"/>
    </style:style>
    <style:style style:name="MT1" style:family="text">
      <style:text-properties fo:color="#000000" fo:font-size="10pt" style:font-size-asian="10pt" style:font-size-complex="10pt"/>
    </style:style>
    <style:style style:name="MT2" style:family="text">
      <style:text-properties fo:font-size="10pt" style:font-size-asian="10pt" style:font-size-complex="10pt"/>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http://www.ekfocus.com/hebrew<text:tab/><text:tab/></text:span><text:span text:style-name="MT2">Creative Commons Attribution Share Alike 3.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sse Griffin</meta:initial-creator>
    <meta:creation-date>2010-07-25T07:37:57</meta:creation-date>
    <dc:date>2010-11-10T11:41:10</dc:date>
    <dc:creator>Jesse Griffin</dc:creator>
    <meta:editing-duration>PT02H52M52S</meta:editing-duration>
    <meta:editing-cycles>9</meta:editing-cycles>
    <meta:generator>OpenOffice.org/3.2$Linux OpenOffice.org_project/320m12$Build-9483</meta:generator>
    <meta:document-statistic meta:table-count="0" meta:image-count="0" meta:object-count="2" meta:page-count="2" meta:paragraph-count="14" meta:word-count="586" meta:character-count="3510"/>
  </office:meta>
</office:document-meta>
</file>

<file path=Object 1/content.xml><?xml version="1.0" encoding="utf-8"?>
<math xmlns="http://www.w3.org/1998/Math/MathML">
  <semantics>
    <mfrac>
      <mrow>
        <mo stretchy="false">(</mo>
        <mrow>
          <mrow>
            <msub>
              <mi>w</mi>
              <mn>1</mn>
            </msub>
            <mo stretchy="false">+</mo>
            <msub>
              <mi>w</mi>
              <mn>2</mn>
            </msub>
          </mrow>
          <mo stretchy="false">+</mo>
          <msub>
            <mi>w</mi>
            <mn>3</mn>
          </msub>
        </mrow>
        <mo stretchy="false">)</mo>
      </mrow>
      <mi>n</mi>
    </mfrac>
    <annotation encoding="StarMath 5.0">(w_{1} + w_{2} + w_{3}) over n</annotation>
  </semantics>
</math>
</file>

<file path=Object 2/content.xml><?xml version="1.0" encoding="utf-8"?>
<math xmlns="http://www.w3.org/1998/Math/MathML">
  <semantics>
    <mfrac>
      <mi>n</mi>
      <mrow>
        <mo stretchy="false">(</mo>
        <mrow>
          <mrow>
            <mrow>
              <mo stretchy="false">(</mo>
              <mfrac>
                <mn>1</mn>
                <msub>
                  <mi>w</mi>
                  <mn>1</mn>
                </msub>
              </mfrac>
              <mo stretchy="false">)</mo>
            </mrow>
            <mo stretchy="false">+</mo>
            <mrow>
              <mo stretchy="false">(</mo>
              <mfrac>
                <mn>1</mn>
                <msub>
                  <mi>w</mi>
                  <mn>2</mn>
                </msub>
              </mfrac>
              <mo stretchy="false">)</mo>
            </mrow>
          </mrow>
          <mo stretchy="false">+</mo>
          <mrow>
            <mo stretchy="false">(</mo>
            <mfrac>
              <mn>1</mn>
              <msub>
                <mi>w</mi>
                <mn>3</mn>
              </msub>
            </mfrac>
            <mo stretchy="false">)</mo>
          </mrow>
        </mrow>
        <mo stretchy="false">)</mo>
      </mrow>
    </mfrac>
    <annotation encoding="StarMath 5.0">n over ((1 over w_{1}) + (1 over w_{2}) + (1 over w_{3}))</annotation>
  </semantics>
</math>
</file>